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tkinter as tk, csv, os</text:p>
      <text:p text:style-name="Standard"/>
      <text:p text:style-name="Standard">ARQ = "agendamentos.csv"</text:p>
      <text:p text:style-name="Standard">if not os.path.exists(ARQ):</text:p>
      <text:p text:style-name="Standard"><text:s text:c="4"/>with open(ARQ, "w", newline="", encoding="utf-8") as f:</text:p>
      <text:p text:style-name="Standard"><text:s text:c="8"/>f.write("nome,data,hora,servico\n")</text:p>
      <text:p text:style-name="Standard"/>
      <text:p text:style-name="Standard">GRADE = ["09:00","09:30","10:00","10:30","11:00","11:30","12:00","12:30"]</text:p>
      <text:p text:style-name="Standard">etapa = 0</text:p>
      <text:p text:style-name="Standard">nome = data = hora = ""</text:p>
      <text:p text:style-name="Standard"/>
      <text:p text:style-name="Standard">def salvar(n, d, h, s):</text:p>
      <text:p text:style-name="Standard"><text:s text:c="4"/>with open(ARQ, "a", newline="", encoding="utf-8") as f:</text:p>
      <text:p text:style-name="Standard"><text:s text:c="8"/>csv.writer(f).writerow([n, d, h, s])</text:p>
      <text:p text:style-name="Standard"/>
      <text:p text:style-name="Standard">def carregar():</text:p>
      <text:p text:style-name="Standard"><text:s text:c="4"/>with open(ARQ, "r", encoding="utf-8") as f:</text:p>
      <text:p text:style-name="Standard"><text:s text:c="8"/>return list(csv.DictReader(f))</text:p>
      <text:p text:style-name="Standard"/>
      <text:p text:style-name="Standard">def processar(msg):</text:p>
      <text:p text:style-name="Standard"><text:s text:c="4"/>global etapa, nome, data, hora</text:p>
      <text:p text:style-name="Standard"><text:s text:c="4"/>m = msg.lower()</text:p>
      <text:p text:style-name="Standard"/>
      <text:p text:style-name="Standard"><text:s text:c="4"/>if m == "marcar":</text:p>
      <text:p text:style-name="Standard"><text:s text:c="8"/>etapa = 1</text:p>
      <text:p text:style-name="Standard"><text:s text:c="8"/>return "Nome do cliente?"</text:p>
      <text:p text:style-name="Standard"/>
      <text:p text:style-name="Standard"><text:s text:c="4"/>if etapa == 1:</text:p>
      <text:p text:style-name="Standard"><text:s text:c="8"/>nome = msg</text:p>
      <text:p text:style-name="Standard"><text:s text:c="8"/>etapa = 2</text:p>
      <text:p text:style-name="Standard"><text:s text:c="8"/>return "Data (AAAA-MM-DD)?"</text:p>
      <text:p text:style-name="Standard"/>
      <text:p text:style-name="Standard"><text:s text:c="4"/>if etapa == 2:</text:p>
      <text:p text:style-name="Standard"><text:s text:c="8"/>data = msg</text:p>
      <text:p text:style-name="Standard"><text:s text:c="8"/>etapa = 3</text:p>
      <text:p text:style-name="Standard"><text:s text:c="8"/>return f"Hora ({', '.join(GRADE)})?"</text:p>
      <text:p text:style-name="Standard"/>
      <text:p text:style-name="Standard"><text:s text:c="4"/>if etapa == 3:</text:p>
      <text:p text:style-name="Standard"><text:s text:c="8"/>if msg not in GRADE:</text:p>
      <text:p text:style-name="Standard"><text:s text:c="12"/>return "Hora inválida!"</text:p>
      <text:p text:style-name="Standard"><text:s text:c="8"/>hora = msg</text:p>
      <text:p text:style-name="Standard"><text:s text:c="8"/>etapa = 4</text:p>
      <text:p text:style-name="Standard"><text:s text:c="8"/>return "Serviço?"</text:p>
      <text:p text:style-name="Standard"/>
      <text:p text:style-name="Standard"><text:s text:c="4"/>if etapa == 4:</text:p>
      <text:p text:style-name="Standard"><text:s text:c="8"/>salvar(nome, data, hora, m)</text:p>
      <text:p text:style-name="Standard"><text:s text:c="8"/>etapa = 0</text:p>
      <text:p text:style-name="Standard"><text:s text:c="8"/>return f"Agendado: {nome} - {data} {hora} - {m}"</text:p>
      <text:p text:style-name="Standard"/>
      <text:p text:style-name="Standard"><text:s text:c="4"/>if m == "listar":</text:p>
      <text:p text:style-name="Standard"><text:s text:c="8"/>ag = carregar()</text:p>
      <text:p text:style-name="Standard"><text:s text:c="8"/>if not ag:</text:p>
      <text:p text:style-name="Standard"><text:soft-page-break/><text:s text:c="12"/>return "Nenhum agendamento."</text:p>
      <text:p text:style-name="Standard"><text:s text:c="8"/>return "\n".join(f"{a['data']} {a['hora']} - {a['nome']} ({a['servico']})" for a in ag[-5:])</text:p>
      <text:p text:style-name="Standard"/>
      <text:p text:style-name="Standard"><text:s text:c="4"/>return "Use: marcar ou listar"</text:p>
      <text:p text:style-name="Standard"/>
      <text:p text:style-name="Standard">def enviar():</text:p>
      <text:p text:style-name="Standard"><text:s text:c="4"/>t = entrada.get()</text:p>
      <text:p text:style-name="Standard"><text:s text:c="4"/>chat.insert(tk.END, f"Você: {t}\n")</text:p>
      <text:p text:style-name="Standard"><text:s text:c="4"/>entrada.delete(0, tk.END)</text:p>
      <text:p text:style-name="Standard"><text:s text:c="4"/>r = processar(t)</text:p>
      <text:p text:style-name="Standard"><text:s text:c="4"/>chat.insert(tk.END, f"Bot: {r}\n\n")</text:p>
      <text:p text:style-name="Standard"/>
      <text:p text:style-name="Standard">jan = tk.Tk()</text:p>
      <text:p text:style-name="Standard">jan.title("Chatbot Espaço Leia")</text:p>
      <text:p text:style-name="Standard">chat = tk.Text(jan, width=60, height=20)</text:p>
      <text:p text:style-name="Standard">chat.pack()</text:p>
      <text:p text:style-name="Standard">entrada = tk.Entry(jan, width=50)</text:p>
      <text:p text:style-name="Standard">entrada.pack()</text:p>
      <text:p text:style-name="Standard">tk.Button(jan, text="Enviar", command=enviar).pack()</text:p>
      <text:p text:style-name="Standard">jan.mainloop(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6T21:23:55.284000000</meta:creation-date>
    <dc:date>2025-11-16T21:25:42.039000000</dc:date>
    <meta:editing-duration>PT1M55S</meta:editing-duration>
    <meta:editing-cycles>1</meta:editing-cycles>
    <meta:document-statistic meta:table-count="0" meta:image-count="0" meta:object-count="0" meta:page-count="2" meta:paragraph-count="58" meta:word-count="211" meta:character-count="1715" meta:non-whitespace-character-count="1302"/>
    <meta:generator>LibreOffice/7.6.7.2$Windows_x86 LibreOffice_project/dd47e4b30cb7dab30588d6c79c651f218165e3c5</meta:generator>
  </office:meta>
</office:document-meta>
</file>